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8080" style:font-name="Courier New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00000" style:font-name="Courier New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ipe Bandeira, 22/06/2012</text:p>
      <text:p text:style-name="P1">Arquivo de configuração:</text:p>
      <text:p text:style-name="P1"/>
      <text:p text:style-name="P3">Exemplo:</text:p>
      <text:p text:style-name="P3"/>
      <text:p text:style-name="P3">--------------------------------------------------------------------------------</text:p>
      <text:p text:style-name="P8">; Configuracao do sistema e das redes wifi</text:p>
      <text:p text:style-name="P8">; 17/06/2012</text:p>
      <text:p text:style-name="P8">;</text:p>
      <text:p text:style-name="P8">; tipo = wep OU tipo = wap</text:p>
      <text:p text:style-name="P8">; ssid = "nome da rede"</text:p>
      <text:p text:style-name="P8">; senha = "senha, apenas wep"</text:p>
      <text:p text:style-name="P8">; </text:p>
      <text:p text:style-name="P8">; quantidade maxima de redes: 4</text:p>
      <text:p text:style-name="P7"/>
      <text:p text:style-name="P9">[sistema]</text:p>
      <text:p text:style-name="P8">; habilita o IPV6</text:p>
      <text:p text:style-name="P7"><text:span text:style-name="T2">IPV6</text:span> = False ;</text:p>
      <text:p text:style-name="P8">; mensagem inicial</text:p>
      <text:p text:style-name="P7"><text:span text:style-name="T2">msg</text:span> = "21/06/2012" ;</text:p>
      <text:p text:style-name="P8">; habilita a comunicacao USB</text:p>
      <text:p text:style-name="P7"><text:span text:style-name="T2">usb</text:span> = True ;</text:p>
      <text:p text:style-name="P8">; velocidade de comunicacao com o p16f77</text:p>
      <text:p text:style-name="P7"><text:span text:style-name="T2">com_p77</text:span> = 4800 ;</text:p>
      <text:p text:style-name="P8">; rede aberta eh utiliza para conexao</text:p>
      <text:p text:style-name="P7"><text:span text:style-name="T2">rseg</text:span> = True ;</text:p>
      <text:p text:style-name="P7"/>
      <text:p text:style-name="P7"/>
      <text:p text:style-name="P8">; REDE 1</text:p>
      <text:p text:style-name="P9">[rede_felipe]</text:p>
      <text:p text:style-name="P8">; informa que eh uma rede wifi</text:p>
      <text:p text:style-name="P7"><text:span text:style-name="T2">rede</text:span> = True ;</text:p>
      <text:p text:style-name="P7"><text:span text:style-name="T2">tipo</text:span> = wep ;</text:p>
      <text:p text:style-name="P7"><text:span text:style-name="T2">ssid</text:span> = "band" ;</text:p>
      <text:p text:style-name="P7"><text:span text:style-name="T2">senha</text:span> = "ziree" ;</text:p>
      <text:p text:style-name="P7"/>
      <text:p text:style-name="P8">; REDE 2</text:p>
      <text:p text:style-name="P9">[rede_acacio]</text:p>
      <text:p text:style-name="P7"><text:span text:style-name="T2">rede</text:span> = True ;</text:p>
      <text:p text:style-name="P7"><text:span text:style-name="T2">tipo</text:span> = wep ;</text:p>
      <text:p text:style-name="P7"><text:span text:style-name="T2">ssid</text:span> = "Raphix" ;</text:p>
      <text:p text:style-name="P7"><text:span text:style-name="T2">senha</text:span> = "ab=12" ;</text:p>
      <text:p text:style-name="P6">-----------------------------------------------------------------------------------------</text:p>
      <text:p text:style-name="P6"/>
      <text:p text:style-name="P4">Considerações:</text:p>
      <text:list xml:id="list40613869" text:style-name="L1">
        <text:list-item>
          <text:p text:style-name="P5">Comentários após “;”.</text:p>
        </text:list-item>
        <text:list-item>
          <text:p text:style-name="P5">Seções são iniciadas com [nome_da_secao].</text:p>
        </text:list-item>
        <text:list-item>
          <text:p text:style-name="P5">Propriedade são de definidas e começão na linha abaixo da seção.</text:p>
        </text:list-item>
        <text:list-item>
          <text:p text:style-name="P5">String é iniciada com <text:span text:style-name="T1">“</text:span> e termina com <text:span text:style-name="T1">“</text:span>.</text:p>
        </text:list-item>
        <text:list-item>
          <text:p text:style-name="P5">As configurações da rede só são consideradas se a propriedade <text:span text:style-name="T1">rede</text:span> for True.</text:p>
        </text:list-item>
      </text:list>
      <text:p text:style-name="P4"/>
      <text:p text:style-name="P4"/>
      <text:p text:style-name="P4">OBS:</text:p>
      <text:p text:style-name="P4">No momento(28/06/2012) o sistema só suporta 4 configurações de rede.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2T18:35:14.66</meta:creation-date>
    <dc:date>2012-06-28T20:53:34.27</dc:date>
    <meta:editing-duration>PT14M5S</meta:editing-duration>
    <meta:editing-cycles>13</meta:editing-cycles>
    <meta:generator>LibreOffice/3.4$Win32 LibreOffice_project/340m1$Build-502</meta:generator>
    <dc:creator>Felipe Bandeira</dc:creator>
    <meta:document-statistic meta:table-count="0" meta:image-count="0" meta:object-count="0" meta:page-count="1" meta:paragraph-count="45" meta:word-count="199" meta:character-count="1139" meta:non-whitespace-character-count="989"/>
  </office:meta>
</office:document-meta>
</file>